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7000000B06F2FF86ED4D1043D.png" manifest:media-type="image/png"/>
  <manifest:file-entry manifest:full-path="Pictures/100002010000018D000000DFF1B16CCB93A5F6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7e04" officeooo:paragraph-rsid="00057e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 vpn</text:p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char" svg:x="0.577cm" svg:y="0.053cm" svg:width="10.504cm" svg:height="5.9cm" draw:z-index="0"><draw:image xlink:href="Pictures/100002010000018D000000DFF1B16CCB93A5F6CC.png" xlink:type="simple" xlink:show="embed" xlink:actuate="onLoad" loext:mime-type="image/png"/></draw:frame><draw:frame draw:style-name="fr1" draw:name="Imagen2" text:anchor-type="char" svg:x="0.106cm" svg:y="6.683cm" svg:width="17cm" svg:height="4.207cm" draw:z-index="1"><draw:image xlink:href="Pictures/10000201000002C7000000B06F2FF86ED4D1043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8T09:01:23.247083920</meta:creation-date>
    <dc:date>2023-04-28T10:15:35.473854186</dc:date>
    <meta:editing-duration>PT13M41S</meta:editing-duration>
    <meta:editing-cycles>1</meta:editing-cycles>
    <meta:document-statistic meta:table-count="0" meta:image-count="2" meta:object-count="0" meta:page-count="1" meta:paragraph-count="1" meta:word-count="2" meta:character-count="12" meta:non-whitespace-character-count="11"/>
    <meta:generator>LibreOffice/6.4.7.2$Linux_X86_64 LibreOffice_project/40$Build-2</meta:generator>
  </office:meta>
</office:document-meta>
</file>